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system-ui" svg:font-family="system-ui, apple-system, BlinkMacSystemFont, 'Segoe UI', Roboto, 'Helvetica Neue', sans-serif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text-transform="uppercase" fo:color="#000000" loext:opacity="100%" style:font-name="system-ui" fo:font-size="12pt" fo:letter-spacing="normal" fo:font-style="normal" fo:font-weight="bold" loext:padding="0cm" loext:border="non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fo:font-weight="bold" officeooo:paragraph-rsid="001d9083" loext:padding="0cm" loext:border="none"/>
    </style:style>
    <style:style style:name="P8" style:family="paragraph" style:parent-style-name="Standard">
      <style:text-properties fo:font-variant="normal" fo:text-transform="none" fo:color="#000000" loext:opacity="100%" style:font-name="system-ui" fo:font-size="12pt" fo:letter-spacing="normal" fo:font-style="normal" fo:font-weight="bold" officeooo:paragraph-rsid="001d9083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style:text-underline-style="none" fo:font-weight="bold" officeooo:paragraph-rsid="001dfc34" style:font-size-asian="18pt" style:font-size-complex="18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8pt" fo:letter-spacing="normal" fo:font-style="normal" style:text-underline-style="none" fo:font-weight="bold" officeooo:paragraph-rsid="001d9083" style:font-size-asian="18pt" style:font-size-complex="18pt" loext:padding="0cm" loext:border="non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size="18pt" style:font-size-asian="18pt" style:font-size-complex="18pt"/>
    </style:style>
    <style:style style:name="P13" style:family="paragraph" style:parent-style-name="Standard">
      <style:text-properties officeooo:paragraph-rsid="001d9083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loext:padding="0cm" loext:border="none"/>
    </style:style>
    <style:style style:name="P15" style:family="paragraph" style:parent-style-name="Standard">
      <style:text-properties officeooo:paragraph-rsid="001be0d5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fo:font-weight="bold" officeooo:paragraph-rsid="001d9083" loext:padding="0cm" loext:border="none"/>
    </style:style>
    <style:style style:name="T1" style:family="text">
      <style:text-properties fo:font-variant="normal" fo:text-transform="none" fo:color="#000000" loext:opacity="100%" style:font-name="system-ui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system-ui" fo:font-size="12pt" fo:letter-spacing="normal" fo:font-style="normal" fo:font-weight="normal" officeooo:rsid="001be0d5" style:font-weight-asian="normal" style:font-weight-complex="normal" loext:padding="0cm" loext:border="none"/>
    </style:style>
    <style:style style:name="T3" style:family="text"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loext:opacity="100%" style:font-name="system-ui" fo:letter-spacing="normal" fo:font-style="normal" fo:font-weight="bold"/>
    </style:style>
    <style:style style:name="T5" style:family="text">
      <style:text-properties fo:font-variant="normal" fo:text-transform="none" fo:color="#000000" loext:opacity="100%" style:font-name="system-ui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fo:color="#000000" loext:opacity="100%" fo:letter-spacing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system-ui" fo:font-size="12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style:font-name="system-ui" fo:font-size="12pt" fo:letter-spacing="normal" fo:font-style="normal" fo:font-weight="normal" loext:padding="0cm" loext:border="none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e0d5" style:font-weight-asian="normal" style:font-weight-complex="normal"/>
    </style:style>
    <style:style style:name="T12" style:family="text">
      <style:text-properties fo:font-weight="normal" officeooo:rsid="001d9083" style:font-weight-asian="normal" style:font-weight-complex="normal"/>
    </style:style>
    <style:style style:name="T13" style:family="text">
      <style:text-properties fo:font-weight="normal" officeooo:rsid="001dfc34" style:font-weight-asian="normal" style:font-weight-complex="normal"/>
    </style:style>
    <style:style style:name="T14" style:family="text">
      <style:text-properties fo:font-weight="normal" officeooo:rsid="001be0d5"/>
    </style:style>
    <style:style style:name="T15" style:family="text">
      <style:text-properties fo:font-weight="normal" officeooo:rsid="001fa6f8"/>
    </style:style>
    <style:style style:name="T16" style:family="text">
      <style:text-properties officeooo:rsid="001be0d5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color="#444444" loext:opacity="100%" style:font-name="Montserrat" fo:font-weight="normal" officeooo:rsid="001be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">Paraje Natural Torcal de Antequera por rutas Verde y Amarilla (SL-A 295)</text:span><text:span text:style-name="T17"> </text:span></text:p>
      <text:p text:style-name="P13"><text:a xlink:type="simple" xlink:href="https://www.komoot.com/es-es/smarttour/e994797129/paraje-natural-torcal-de-antequera-por-rutas-verde-y-amarilla-sl-a-295" text:style-name="Internet_20_link" text:visited-style-name="Visited_20_Internet_20_Link">https://www.komoot.com/es-es/smarttour/e994797129/paraje-natural-torcal-de-antequera-por-rutas-verde-y-amarilla-sl-a-295</text:a></text:p>
      <text:p text:style-name="P13"/>
      <text:p text:style-name="P8"><text:line-break/>03:17 <text:span text:style-name="T12">H</text:span></text:p>
      <text:p text:style-name="P5">10,3 <text:span text:style-name="T9">km</text:span></text:p>
      <text:p text:style-name="P7">340 <text:span text:style-name="T9">m </text:span><text:span text:style-name="T14">Subida y Bajada</text:span></text:p>
      <text:p text:style-name="P7"><text:span text:style-name="T14"/></text:p>
      <text:p text:style-name="P7"><text:span text:style-name="T14">Caminata difícil. Se necesita buena forma física. Se requiere tener paso firme, calzado adecuado y experiencia en alta montaña. El punto de inicio de la Ruta </text:span><text:span text:style-name="T16">está junto a un aparcamiento</text:span><text:span text:style-name="T14">. </text:span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Strong_20_Emphasis"><text:span text:style-name="T19">El Torcal, que goza de la calificación de Paraje Natural</text:span></text:span><text:span text:style-name="T19">, está constituido predominantemente por calizas que tuvieron su origen en el fondo marino durante el periodo jurásico, hace más de </text:span><text:span text:style-name="Strong_20_Emphasis"><text:span text:style-name="T19">150 millones de años</text:span></text:span><text:span text:style-name="T19">. Los materiales depositados en el mar emergieron a la superficie como consecuencia del plegamiento alpino, conservando en buena parte su horizontalidad, a pesar de haber ascendido más de mil metros sobre el nivel del mar. A partir de ese momento, el conjunto quedó sometido a un proceso de erosión, en el que la acción lenta pero continuada de la lluvia, la nieve y el viento ha configurado no solo curiosas siluetas en las rocas, sino también callejones laberínticos que discurren entre ellas y forman en su interior unas depresiones circulares, denominadas dolinas o torcas, a las que este espacio natural debe su nombre.</text:span><text:span text:style-name="T14"> </text:span></text:p>
      <text:p text:style-name="P7"><text:span text:style-name="T15">Mas Info en:</text:span></text:p>
      <text:p text:style-name="P7"><text:span text:style-name="T15">https://www.andalucia.org/es/antequera-espacios-naturales-torcal-de-antequera</text:span></text:p>
      <text:p text:style-name="P7"><text:a xlink:type="simple" xlink:href="https://www.antequerapatrimoniomundial.com/es/el-torcal/su-origen/" text:style-name="Internet_20_link" text:visited-style-name="Visited_20_Internet_20_Link"><text:span text:style-name="T14">https://www.antequerapatrimoniomundial.com/es/el-torcal/su-origen/</text:span></text:a></text:p>
      <text:p text:style-name="P7"><text:span text:style-name="T14"/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system-ui" svg:font-family="system-ui, apple-system, BlinkMacSystemFont, 'Segoe UI'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5:22:33.674000000</meta:creation-date>
    <dc:date>2024-08-21T22:11:05.147000000</dc:date>
    <meta:editing-duration>PT12M41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0" meta:word-count="195" meta:character-count="1405" meta:non-whitespace-character-count="1216"/>
  </office:meta>
</office:document-meta>
</file>